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20100000050000000446762EF284964E802.png" manifest:media-type="image/pn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789cm" svg:height="0.806cm" svg:x="19.287cm" svg:y="18.999cm">
          <draw:text-box>
            <text:p><text:span text:style-name="T5">Mini Extruder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4.117cm" svg:height="0.526cm" svg:x="18.786cm" svg:y="20.251cm">
          <draw:text-box>
            <text:p><text:span text:style-name="T7">extruder_fan_harnes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9" draw:layer="layout" svg:width="4.206cm" svg:height="1.433cm" svg:x="20.861cm" svg:y="8.8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837cm" svg:y="9.092cm">
          <draw:image xlink:href="Pictures/10000201000000400000004034D956DA208AF979.png" xlink:type="simple" xlink:show="embed" xlink:actuate="onLoad">
            <text:p/>
          </draw:image>
        </draw:frame>
        <draw:frame draw:style-name="gr21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2" draw:text-style-name="P10" draw:layer="layout" svg:width="3.029cm" svg:height="0.683cm" svg:x="13.047cm" svg:y="9.411cm">
          <draw:text-box>
            <text:p text:style-name="P1"><text:span text:style-name="T9">Length = 135mm</text:span></text:p>
          </draw:text-box>
        </draw:frame>
        <draw:line draw:style-name="gr23" draw:text-style-name="P1" draw:layer="layout" svg:x1="19.76cm" svg:y1="9.312cm" svg:x2="9.159cm" svg:y2="9.312cm">
          <text:p/>
        </draw:line>
        <draw:line draw:style-name="gr24" draw:text-style-name="P1" draw:layer="layout" svg:x1="19.704cm" svg:y1="10.012cm" svg:x2="9.163cm" svg:y2="10.012cm">
          <text:p/>
        </draw:line>
        <draw:frame draw:style-name="gr25" draw:text-style-name="P11" draw:layer="layout" svg:width="4.253cm" svg:height="1.039cm" svg:x="2.969cm" svg:y="9.145cm">
          <draw:text-box>
            <text:p><text:span text:style-name="T10">1x [</text:span><text:span text:style-name="T11">EL-FA0032</text:span><text:span text:style-name="T10">]</text:span></text:p>
            <text:p><text:span text:style-name="T10">40x10 24v Extruder Fan</text:span></text:p>
          </draw:text-box>
        </draw:frame>
        <draw:frame draw:style-name="gr26" draw:text-style-name="P12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7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8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9" draw:layer="layout" svg:width="4.443cm" svg:height="0.962cm" svg:x="13.597cm" svg:y="19.815cm">
          <draw:text-box>
            <text:p>EL-HR0121rA</text:p>
          </draw:text-box>
        </draw:frame>
        <draw:frame draw:style-name="gr30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17:16.794447371</dc:date>
    <meta:editing-duration>P18DT8H9M55S</meta:editing-duration>
    <meta:editing-cycles>316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43"/>
  </office:meta>
</office:document-meta>
</file>